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1.19pt"/>
    </style:style>
    <style:style style:name="co5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2pt" svg:height="288pt" svg:x="590.71pt" svg:y="188.99pt">
            <loext:p draw:notify-on-update-of-ranges="Sheet1.E7:Sheet1.E14 Sheet1.H7:Sheet1.H14 Sheet1.I7:Sheet1.I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ai1 c-value:</text:p>
          </table:table-cell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i2 c-value: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Ai 1 games won</text:p>
          </table:table-cell>
          <table:table-cell office:value-type="string" calcext:value-type="string">
            <text:p>Ai 2 games won</text:p>
          </table:table-cell>
          <table:table-cell office:value-type="string" calcext:value-type="string">
            <text:p>Ai 1 time</text:p>
          </table:table-cell>
          <table:table-cell office:value-type="string" calcext:value-type="string">
            <text:p>Ai 2 time</text:p>
          </table:table-cell>
          <table:table-cell office:value-type="string" calcext:value-type="string">
            <text:p>Games played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00" calcext:value-type="float">
            <text:p>500</text:p>
          </table:table-cell>
          <table:table-cell table:formula="of:=[.B7]+[.C7]" office:value-type="float" office:value="100" calcext:value-type="float">
            <text:p>100</text:p>
          </table:table-cell>
          <table:table-cell/>
          <table:table-cell table:formula="of:=[.B7]/([.B7]+[.C7])" office:value-type="float" office:value="0.65" calcext:value-type="float">
            <text:p>0.65</text:p>
          </table:table-cell>
          <table:table-cell table:formula="of:=1-[.H7]"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[.B8]+[.C8]" office:value-type="float" office:value="100" calcext:value-type="float">
            <text:p>100</text:p>
          </table:table-cell>
          <table:table-cell/>
          <table:table-cell table:formula="of:=[.B8]/([.B8]+[.C8])" office:value-type="float" office:value="0.66" calcext:value-type="float">
            <text:p>0.66</text:p>
          </table:table-cell>
          <table:table-cell table:formula="of:=1-[.H8]" office:value-type="float" office:value="0.34" calcext:value-type="float">
            <text:p>0.34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1250" calcext:value-type="float">
            <text:p>1250</text:p>
          </table:table-cell>
          <table:table-cell table:formula="of:=[.B9]+[.C9]" office:value-type="float" office:value="100" calcext:value-type="float">
            <text:p>100</text:p>
          </table:table-cell>
          <table:table-cell/>
          <table:table-cell table:formula="of:=[.B9]/([.B9]+[.C9])" office:value-type="float" office:value="0.59" calcext:value-type="float">
            <text:p>0.59</text:p>
          </table:table-cell>
          <table:table-cell table:formula="of:=1-[.H9]" office:value-type="float" office:value="0.41" calcext:value-type="float">
            <text:p>0.4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table:formula="of:=[.B10]+[.C10]" office:value-type="float" office:value="100" calcext:value-type="float">
            <text:p>100</text:p>
          </table:table-cell>
          <table:table-cell/>
          <table:table-cell table:formula="of:=[.B10]/([.B10]+[.C10])" office:value-type="float" office:value="0.53" calcext:value-type="float">
            <text:p>0.53</text:p>
          </table:table-cell>
          <table:table-cell table:formula="of:=1-[.H10]" office:value-type="float" office:value="0.47" calcext:value-type="float">
            <text:p>0.47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600" calcext:value-type="float">
            <text:p>1600</text:p>
          </table:table-cell>
          <table:table-cell table:formula="of:=[.B11]+[.C11]" office:value-type="float" office:value="200" calcext:value-type="float">
            <text:p>200</text:p>
          </table:table-cell>
          <table:table-cell/>
          <table:table-cell table:formula="of:=[.B11]/([.B11]+[.C11])" office:value-type="float" office:value="0.5" calcext:value-type="float">
            <text:p>0.5</text:p>
          </table:table-cell>
          <table:table-cell table:formula="of:=1-[.H11]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 table:formula="of:=[.B12]+[.C12]" office:value-type="float" office:value="100" calcext:value-type="float">
            <text:p>100</text:p>
          </table:table-cell>
          <table:table-cell/>
          <table:table-cell table:formula="of:=[.B12]/([.B12]+[.C12])" office:value-type="float" office:value="0.48" calcext:value-type="float">
            <text:p>0.48</text:p>
          </table:table-cell>
          <table:table-cell table:formula="of:=1-[.H12]" office:value-type="float" office:value="0.52" calcext:value-type="float">
            <text:p>0.5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1800" calcext:value-type="float">
            <text:p>1800</text:p>
          </table:table-cell>
          <table:table-cell table:formula="of:=[.B13]+[.C13]" office:value-type="float" office:value="100" calcext:value-type="float">
            <text:p>100</text:p>
          </table:table-cell>
          <table:table-cell/>
          <table:table-cell table:formula="of:=[.B13]/([.B13]+[.C13])" office:value-type="float" office:value="0.46" calcext:value-type="float">
            <text:p>0.46</text:p>
          </table:table-cell>
          <table:table-cell table:formula="of:=1-[.H13]" office:value-type="float" office:value="0.54" calcext:value-type="float">
            <text:p>0.5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formula="of:=[.B14]+[.C14]" office:value-type="float" office:value="100" calcext:value-type="float">
            <text:p>100</text:p>
          </table:table-cell>
          <table:table-cell/>
          <table:table-cell table:formula="of:=[.B14]/([.B14]+[.C14])" office:value-type="float" office:value="0.44" calcext:value-type="float">
            <text:p>0.44</text:p>
          </table:table-cell>
          <table:table-cell table:formula="of:=1-[.H14]" office:value-type="float" office:value="0.56" calcext:value-type="float">
            <text:p>0.5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formula="of:=[.B16]+[.C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formula="of:=[.B17]+[.C17]" office:value-type="float" office:value="100" calcext:value-type="float">
            <text:p>100</text:p>
          </table:table-cell>
          <table:table-cell/>
          <table:table-cell table:formula="of:=[.B17]/([.B17]+[.C17])" office:value-type="float" office:value="0.48" calcext:value-type="float">
            <text:p>0.48</text:p>
          </table:table-cell>
          <table:table-cell table:formula="of:=1-[.H17]" office:value-type="float" office:value="0.52" calcext:value-type="float">
            <text:p>0.5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formula="of:=[.B18]+[.C18]" office:value-type="float" office:value="100" calcext:value-type="float">
            <text:p>100</text:p>
          </table:table-cell>
          <table:table-cell/>
          <table:table-cell table:formula="of:=[.B18]/([.B18]+[.C18])" office:value-type="float" office:value="0.45" calcext:value-type="float">
            <text:p>0.45</text:p>
          </table:table-cell>
          <table:table-cell table:formula="of:=1-[.H18]" office:value-type="float" office:value="0.55" calcext:value-type="float">
            <text:p>0.5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table:formula="of:=[.B19]+[.C19]" office:value-type="float" office:value="100" calcext:value-type="float">
            <text:p>100</text:p>
          </table:table-cell>
          <table:table-cell/>
          <table:table-cell table:formula="of:=[.B19]/([.B19]+[.C19])" office:value-type="float" office:value="0.42" calcext:value-type="float">
            <text:p>0.42</text:p>
          </table:table-cell>
          <table:table-cell table:formula="of:=1-[.H19]" office:value-type="float" office:value="0.58" calcext:value-type="float">
            <text:p>0.58</text:p>
          </table:table-cell>
        </table:table-row>
        <table:table-row table:style-name="ro1">
          <table:table-cell table:number-columns-repeated="5"/>
          <table:table-cell table:formula="of:=[.B20]+[.C20]" office:value-type="float" office:value="0" calcext:value-type="float">
            <text:p>0</text:p>
          </table:table-cell>
          <table:table-cell/>
          <table:table-cell table:formula="of:=[.B20]/([.B20]+[.C20])" office:value-type="string" office:string-value="" calcext:value-type="error">
            <text:p>#DIV/0!</text:p>
          </table:table-cell>
          <table:table-cell table:formula="of:=1-[.H2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600" calcext:value-type="float">
            <text:p>1600</text:p>
          </table:table-cell>
          <table:table-cell table:formula="of:=[.B21]+[.C21]" office:value-type="float" office:value="30" calcext:value-type="float">
            <text:p>30</text:p>
          </table:table-cell>
          <table:table-cell/>
          <table:table-cell table:formula="of:=[.B21]/([.B21]+[.C21])" office:value-type="float" office:value="0.533333333333333" calcext:value-type="float">
            <text:p>0.5333333333</text:p>
          </table:table-cell>
          <table:table-cell table:formula="of:=1-[.H21]" office:value-type="float" office:value="0.466666666666667" calcext:value-type="float">
            <text:p>0.466666666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1600" calcext:value-type="float">
            <text:p>1600</text:p>
          </table:table-cell>
          <table:table-cell table:formula="of:=[.B22]+[.C22]" office:value-type="float" office:value="30" calcext:value-type="float">
            <text:p>30</text:p>
          </table:table-cell>
          <table:table-cell/>
          <table:table-cell table:formula="of:=[.B22]/([.B22]+[.C22])" office:value-type="float" office:value="0.633333333333333" calcext:value-type="float">
            <text:p>0.6333333333</text:p>
          </table:table-cell>
          <table:table-cell table:formula="of:=1-[.H22]" office:value-type="float" office:value="0.366666666666667" calcext:value-type="float">
            <text:p>0.3666666667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500" calcext:value-type="float">
            <text:p>500</text:p>
          </table:table-cell>
          <table:table-cell office:value-type="float" office:value="1650" calcext:value-type="float">
            <text:p>1650</text:p>
          </table:table-cell>
          <table:table-cell table:formula="of:=[.B23]+[.C23]" office:value-type="float" office:value="170" calcext:value-type="float">
            <text:p>170</text:p>
          </table:table-cell>
          <table:table-cell/>
          <table:table-cell table:formula="of:=[.B23]/([.B23]+[.C23])" office:value-type="float" office:value="0.529411764705882" calcext:value-type="float">
            <text:p>0.5294117647</text:p>
          </table:table-cell>
          <table:table-cell table:formula="of:=1-[.H23]" office:value-type="float" office:value="0.470588235294118" calcext:value-type="float">
            <text:p>0.4705882353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1450" calcext:value-type="float">
            <text:p>1450</text:p>
          </table:table-cell>
          <table:table-cell table:formula="of:=[.B28]+[.C28]" office:value-type="float" office:value="200" calcext:value-type="float">
            <text:p>200</text:p>
          </table:table-cell>
          <table:table-cell/>
          <table:table-cell table:formula="of:=[.B28]/([.B28]+[.C28])" office:value-type="float" office:value="0.62" calcext:value-type="float">
            <text:p>0.62</text:p>
          </table:table-cell>
          <table:table-cell table:formula="of:=1-[.H28]" office:value-type="float" office:value="0.38" calcext:value-type="float">
            <text:p>0.38</text:p>
          </table:table-cell>
        </table:table-row>
        <table:table-row table:style-name="ro1">
          <table:table-cell/>
          <table:table-cell table:formula="of:=36+53" office:value-type="float" office:value="89" calcext:value-type="float">
            <text:p>89</text:p>
          </table:table-cell>
          <table:table-cell table:formula="of:=64+47" office:value-type="float" office:value="111" calcext:value-type="float">
            <text:p>111</text:p>
          </table:table-cell>
          <table:table-cell office:value-type="float" office:value="500" calcext:value-type="float">
            <text:p>500</text:p>
          </table:table-cell>
          <table:table-cell office:value-type="float" office:value="1650" calcext:value-type="float">
            <text:p>1650</text:p>
          </table:table-cell>
          <table:table-cell table:formula="of:=[.B29]+[.C29]" office:value-type="float" office:value="200" calcext:value-type="float">
            <text:p>200</text:p>
          </table:table-cell>
          <table:table-cell/>
          <table:table-cell table:formula="of:=[.B29]/([.B29]+[.C29])" office:value-type="float" office:value="0.445" calcext:value-type="float">
            <text:p>0.445</text:p>
          </table:table-cell>
          <table:table-cell table:formula="of:=1-[.H29]" office:value-type="float" office:value="0.555" calcext:value-type="float">
            <text:p>0.55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 table:formula="of:=[.B30]+[.C30]" office:value-type="float" office:value="100" calcext:value-type="float">
            <text:p>100</text:p>
          </table:table-cell>
          <table:table-cell/>
          <table:table-cell table:formula="of:=[.B30]/([.B30]+[.C30])" office:value-type="float" office:value="0.38" calcext:value-type="float">
            <text:p>0.38</text:p>
          </table:table-cell>
          <table:table-cell table:formula="of:=1-[.H30]" office:value-type="float" office:value="0.62" calcext:value-type="float">
            <text:p>0.62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Ai 1 time</text:p>
          </table:table-cell>
          <table:table-cell office:value-type="string" calcext:value-type="string">
            <text:p>Games played</text:p>
          </table:table-cell>
          <table:table-cell office:value-type="string" calcext:value-type="string">
            <text:p>Ai 1 games won</text:p>
          </table:table-cell>
          <table:table-cell office:value-type="string" calcext:value-type="string">
            <text:p>Ai 2 games won</text:p>
          </table:table-cell>
          <table:table-cell office:value-type="string" calcext:value-type="string">
            <text:p>AI 1 win %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C37]+[.D37]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0.65" calcext:value-type="float">
            <text:p>0.6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C38]+[.D38]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.66" calcext:value-type="float">
            <text:p>0.66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C39]+[.D39]"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0.59" calcext:value-type="float">
            <text:p>0.59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C40]+[.D40]"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0.53" calcext:value-type="float">
            <text:p>0.53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C41]+[.D41]"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C42]+[.D42]"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0.48" calcext:value-type="float">
            <text:p>0.48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C43]+[.D43]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0.46" calcext:value-type="float">
            <text:p>0.46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C44]+[.D44]"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0.44" calcext:value-type="float">
            <text:p>0.4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13:37:40.291587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7:49:18.053922044</meta:creation-date>
    <meta:generator>LibreOffice/5.1.6.2$Linux_X86_64 LibreOffice_project/10m0$Build-2</meta:generator>
    <dc:date>2017-05-12T16:11:51.069098290</dc:date>
    <meta:editing-duration>PT19H6M8S</meta:editing-duration>
    <meta:editing-cycles>18</meta:editing-cycles>
    <meta:document-statistic meta:table-count="1" meta:cell-count="1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29fc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bar" chart:style-name="ch1">
        <chart:legend svg:x="11.391cm" svg:y="0.239cm" style:legend-expansion="custom" chartooo:width="3.542cm" chartooo:height="2.103cm" style:legend-expansion-aspect-ratio="1.68426058012363" chart:style-name="ch2"/>
        <chart:plot-area chart:style-name="ch3" table:cell-range-address="Sheet1.E7:Sheet1.E14 Sheet1.H7:Sheet1.I14" chart:data-source-has-labels="both" svg:x="0.618cm" svg:y="0.04cm" svg:width="14.315cm" svg:height="9.608cm">
          <chartooo:coordinate-region svg:x="1.345cm" svg:y="0.239cm" svg:width="13.588cm" svg:height="8.762cm"/>
          <chart:axis chart:dimension="x" chart:name="primary-x" chart:style-name="ch4" chartooo:axis-type="auto">
            <chartooo:date-scale/>
            <chart:title svg:x="5.506cm" svg:y="9.599cm" chart:style-name="ch5">
              <text:p>player 2 time per move in ms</text:p>
            </chart:title>
            <chart:categories table:cell-range-address="Sheet1.E7:Sheet1.E14"/>
          </chart:axis>
          <chart:axis chart:dimension="y" chart:name="primary-y" chart:style-name="ch6">
            <chart:title svg:x="0cm" svg:y="5.721cm" chart:style-name="ch7">
              <text:p>win chance</text:p>
            </chart:title>
            <chart:grid chart:style-name="ch8" chart:class="major"/>
          </chart:axis>
          <chart:series chart:style-name="ch9" chart:values-cell-range-address="Sheet1.H7:Sheet1.H14" loext:label-string="&quot;ai 1 c-value: 0.3&quot;" chart:class="chart:bar">
            <chart:data-point chart:repeated="8"/>
          </chart:series>
          <chart:series chart:style-name="ch10" chart:values-cell-range-address="Sheet1.I7:Sheet1.I14" loext:label-string="&quot;ai 2 c-value: 0.707&quot;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 1 c-value: 0.3</text:p>
              </table:table-cell>
              <table:table-cell office:value-type="string">
                <text:p>ai 2 c-value: 0.707</text:p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E7:Sheet1.E14</svg:desc>
                </draw:g>
              </table:table-cell>
              <table:table-cell office:value-type="float" office:value="0.65">
                <text:p>0.65</text:p>
                <draw:g>
                  <svg:desc>Sheet1.H7:Sheet1.H14</svg:desc>
                </draw:g>
              </table:table-cell>
              <table:table-cell office:value-type="float" office:value="0.35">
                <text:p>0.35</text:p>
                <draw:g>
                  <svg:desc>Sheet1.I7:Sheet1.I14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6">
                <text:p>0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59">
                <text:p>0.59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53">
                <text:p>0.53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48">
                <text:p>0.4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46">
                <text:p>0.4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44">
                <text:p>0.44</text:p>
              </table:table-cell>
              <table:table-cell office:value-type="float" office:value="0.56">
                <text:p>0.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